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6-06T14:01:39.522220718</dc:date>
    <meta:editing-duration>PT2M38S</meta:editing-duration>
    <meta:editing-cycles>17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06066017177982">
                <text:p>1.0606601717798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12516660444569">
                <text:p>1.12516660444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18523251856354">
                <text:p>1.18523251856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24062086141184">
                <text:p>1.24062086141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29111304050592">
                <text:p>1.291113040505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33650978628255">
                <text:p>1.33650978628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37663193852597">
                <text:p>1.376631938525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41132115343134">
                <text:p>1.411321153431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44044052851541">
                <text:p>1.44044052851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46387514290812">
                <text:p>1.46387514290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48153251089271">
                <text:p>1.481532510892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49334294690462">
                <text:p>1.49334294690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4992598405486">
                <text:p>1.49925984054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4992598405486">
                <text:p>1.49925984054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49334294690462">
                <text:p>1.49334294690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48153251089271">
                <text:p>1.481532510892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46387514290812">
                <text:p>1.463875142908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44044052851541">
                <text:p>1.440440528515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41132115343134">
                <text:p>1.411321153431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37663193852597">
                <text:p>1.376631938525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33650978628255">
                <text:p>1.336509786282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29111304050592">
                <text:p>1.291113040505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24062086141184">
                <text:p>1.240620861411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18523251856354">
                <text:p>1.185232518563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12516660444569">
                <text:p>1.125166604445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06066017177982">
                <text:p>1.060660171779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991967797985478">
                <text:p>0.9919677979854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919360580479465">
                <text:p>0.9193605804794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843125066778196">
                <text:p>0.8431250667781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763562123625557">
                <text:p>0.7635621236255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68098574960932">
                <text:p>0.680985749609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595721835952171">
                <text:p>0.5957218359521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508106880367937">
                <text:p>0.5081068803679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418486659058844">
                <text:p>0.4184866590588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327214862094813">
                <text:p>0.3272148620948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234651697560346">
                <text:p>0.2346516975603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141162469977772">
                <text:p>0.1411624699777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0471161386171924">
                <text:p>0.04711613861719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047116138617192">
                <text:p>-0.0471161386171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141162469977771">
                <text:p>-0.1411624699777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234651697560346">
                <text:p>-0.2346516975603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327214862094814">
                <text:p>-0.3272148620948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418486659058843">
                <text:p>-0.4184866590588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508106880367937">
                <text:p>-0.5081068803679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595721835952171">
                <text:p>-0.5957218359521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68098574960932">
                <text:p>-0.680985749609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763562123625557">
                <text:p>-0.7635621236255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843125066778196">
                <text:p>-0.8431250667781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919360580479464">
                <text:p>-0.9193605804794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991967797985478">
                <text:p>-0.9919677979854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.06066017177982">
                <text:p>-1.060660171779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12516660444569">
                <text:p>-1.125166604445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18523251856354">
                <text:p>-1.185232518563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24062086141184">
                <text:p>-1.240620861411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29111304050592">
                <text:p>-1.291113040505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33650978628255">
                <text:p>-1.336509786282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37663193852597">
                <text:p>-1.376631938525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41132115343134">
                <text:p>-1.411321153431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44044052851541">
                <text:p>-1.440440528515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46387514290812">
                <text:p>-1.463875142908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48153251089271">
                <text:p>-1.481532510892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49334294690462">
                <text:p>-1.493342946904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4992598405486">
                <text:p>-1.49925984054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4992598405486">
                <text:p>-1.49925984054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49334294690462">
                <text:p>-1.493342946904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48153251089271">
                <text:p>-1.481532510892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46387514290812">
                <text:p>-1.463875142908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44044052851541">
                <text:p>-1.440440528515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41132115343134">
                <text:p>-1.411321153431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37663193852597">
                <text:p>-1.376631938525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33650978628255">
                <text:p>-1.336509786282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29111304050592">
                <text:p>-1.291113040505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24062086141184">
                <text:p>-1.240620861411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18523251856354">
                <text:p>-1.185232518563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12516660444569">
                <text:p>-1.125166604445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.06066017177982">
                <text:p>-1.060660171779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991967797985478">
                <text:p>-0.9919677979854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919360580479465">
                <text:p>-0.9193605804794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843125066778196">
                <text:p>-0.8431250667781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763562123625557">
                <text:p>-0.7635621236255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68098574960932">
                <text:p>-0.680985749609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595721835952171">
                <text:p>-0.5957218359521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508106880367937">
                <text:p>-0.5081068803679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418486659058843">
                <text:p>-0.4184866590588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327214862094814">
                <text:p>-0.3272148620948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234651697560345">
                <text:p>-0.2346516975603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141162469977772">
                <text:p>-0.141162469977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0471161386171925">
                <text:p>-0.04711613861719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0471161386171918">
                <text:p>0.04711613861719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141162469977772">
                <text:p>0.1411624699777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234651697560346">
                <text:p>0.2346516975603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327214862094814">
                <text:p>0.3272148620948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418486659058843">
                <text:p>0.4184866590588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508106880367937">
                <text:p>0.5081068803679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59572183595217">
                <text:p>0.595721835952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68098574960932">
                <text:p>0.680985749609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763562123625556">
                <text:p>0.7635621236255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843125066778196">
                <text:p>0.8431250667781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919360580479464">
                <text:p>0.9193605804794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991967797985478">
                <text:p>0.9919677979854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.06066017177982">
                <text:p>1.060660171779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